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8.9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9.363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8.963cm" svg:x="1.5cm" svg:y="0.837cm" presentation:class="subtitle" presentation:user-transformed="true">
          <draw:text-box>
            <text:p><text:span text:style-name="T1">Abra os meus olhos</text:span></text:p>
            <text:p><text:span text:style-name="T2">Josy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963cm" svg:x="1.4cm" svg:y="0.837cm" presentation:class="subtitle" presentation:user-transformed="true">
          <draw:text-box>
            <text:p><text:span text:style-name="T3">Preciso tanto de uma chance</text:span></text:p>
            <text:p><text:span text:style-name="T3">Sei que o chão não é o meu lugar</text:span></text:p>
            <text:p><text:span text:style-name="T3">Estou cansado desta escuridão</text:span></text:p>
            <text:p><text:span text:style-name="T3">É por isso que eu te espero</text:span></text:p>
            <text:p><text:span text:style-name="T3">É por isso que eu te clamo</text:span></text:p>
            <text:p><text:span text:style-name="T3">Filho de D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963cm" svg:x="1.4cm" svg:y="0.837cm" presentation:class="subtitle" presentation:user-transformed="true">
          <draw:text-box>
            <text:p><text:span text:style-name="T3">Queria tanto olhar pro céu</text:span></text:p>
            <text:p><text:span text:style-name="T3">Contemplar a grandeza</text:span></text:p>
            <text:p><text:span text:style-name="T3">do meu Deus</text:span></text:p>
            <text:p><text:span text:style-name="T3">Diferente da atitude de Tomé</text:span></text:p>
            <text:p><text:span text:style-name="T3">Quero ver porque eu creio</text:span></text:p>
            <text:p><text:span text:style-name="T3">Porque eu tenho F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963cm" svg:x="1.4cm" svg:y="0.837cm" presentation:class="subtitle" presentation:user-transformed="true">
          <draw:text-box>
            <text:p><text:span text:style-name="T3">￴</text:span><text:span text:style-name="T3">ô queria tanto receber a cura</text:span></text:p>
            <text:p><text:span text:style-name="T3">O milagre eu quero 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4" draw:text-style-name="P3" draw:layer="layout" svg:width="25.199cm" svg:height="19.363cm" svg:x="1.4cm" svg:y="0.837cm" presentation:class="subtitle" presentation:user-transformed="true">
          <draw:text-box>
            <text:p><text:span text:style-name="T3">Gritarei o seu nome com muita fé</text:span></text:p>
            <text:p><text:span text:style-name="T3">e Ele me atenderá</text:span></text:p>
            <text:p><text:span text:style-name="T3">me colocará de p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963cm" svg:x="1.4cm" svg:y="0.837cm" presentation:class="subtitle" presentation:user-transformed="true">
          <draw:text-box>
            <text:p><text:span text:style-name="T3">Abra, abra os meus olhos</text:span></text:p>
            <text:p><text:span text:style-name="T3">Dá-me a visão, eu preciso ver</text:span></text:p>
            <text:p><text:span text:style-name="T3">Eu quero ver aquele que</text:span></text:p>
            <text:p><text:span text:style-name="T3">faz o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1" draw:text-style-name="P3" draw:layer="layout" svg:width="25.199cm" svg:height="18.963cm" svg:x="1.4cm" svg:y="0.837cm" presentation:class="subtitle" presentation:user-transformed="true">
          <draw:text-box>
            <text:p><text:span text:style-name="T3">Abra, abra os meus olhos</text:span></text:p>
            <text:p><text:span text:style-name="T3">Dá-me a visão, eu preciso ver</text:span></text:p>
            <text:p><text:span text:style-name="T3">Eu quero ver aquele que</text:span></text:p>
            <text:p><text:span text:style-name="T3">faz o milag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2:06:27.066531923</meta:creation-date>
    <dc:date>2017-02-12T13:49:47.780186726</dc:date>
    <meta:editing-duration>PT11M51S</meta:editing-duration>
    <meta:editing-cycles>8</meta:editing-cycles>
    <meta:generator>LibreOffice/5.2.5.1$Linux_X86_64 LibreOffice_project/20m0$Build-1</meta:generator>
    <meta:document-statistic meta:object-count="42"/>
  </office:meta>
</office:document-meta>
</file>